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1F0000002ADB905F2E890BD96A.jpg" manifest:media-type="image/jpeg"/>
  <manifest:file-entry manifest:full-path="Pictures/1000000000000175000000246F27309817AACDCC.jpg" manifest:media-type="image/jpeg"/>
  <manifest:file-entry manifest:full-path="Pictures/100000000000037200000148B7BA7D45260DF35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width="98.69mm" svg:height="9.53mm" draw:z-index="0"><draw:image xlink:href="Pictures/1000000000000175000000246F27309817AACDCC.jpg" xlink:type="simple" xlink:show="embed" xlink:actuate="onLoad" loext:mime-type="image/jpeg"/></draw:frame><draw:frame draw:style-name="fr2" draw:name="Image2" text:anchor-type="paragraph" svg:x="0mm" svg:y="35.82mm" svg:width="175.9mm" svg:height="65.41mm" draw:z-index="1"><draw:image xlink:href="Pictures/100000000000037200000148B7BA7D45260DF352.jpg" xlink:type="simple" xlink:show="embed" xlink:actuate="onLoad" loext:mime-type="image/jpeg"/></draw:frame><draw:frame draw:style-name="fr2" draw:name="Image3" text:anchor-type="paragraph" svg:x="0.97mm" svg:y="23.34mm" svg:width="143.67mm" svg:height="11.11mm" draw:z-index="2"><draw:image xlink:href="Pictures/100000000000021F0000002ADB905F2E890BD96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3:25:03.495725800</meta:creation-date>
    <dc:date>2019-06-21T23:29:46.377737229</dc:date>
    <meta:editing-duration>PT4M4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2.4.2.0$Linux_X86_64 LibreOffice_project/20$Build-2</meta:generator>
  </office:meta>
</office:document-meta>
</file>